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 fo:min-height="0.494cm" fo:min-width="3.734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0.494cm" fo:min-width="2.315cm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 fo:min-height="0.549cm" fo:min-width="3.8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top" fo:padding-bottom="0.9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 draw:fit-to-size="false" draw:fit-to-contour="false" fo:padding-top="1.5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 fo:padding-top="1.5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fo:min-height="0.975cm" fo:min-width="2.716cm"/>
    </style:style>
    <style:style style:name="gr8" style:family="graphic" style:parent-style-name="standard">
      <style:graphic-properties draw:fill-color="#ffffcc" draw:textarea-horizontal-align="justify" draw:textarea-vertical-align="middle" draw:auto-grow-height="false" fo:min-height="0.909cm" fo:min-width="4.153cm"/>
    </style:style>
    <style:style style:name="gr9" style:family="graphic" style:parent-style-name="standard">
      <style:graphic-properties draw:fill-color="#ffffcc" draw:textarea-horizontal-align="justify" draw:textarea-vertical-align="middle" draw:auto-grow-height="false" fo:min-height="1.075cm" fo:min-width="2.687cm"/>
    </style:style>
    <style:style style:name="gr10" style:family="graphic" style:parent-style-name="objectwithoutfill">
      <style:graphic-properties draw:marker-end="Arrow" draw:marker-end-width="0.3cm" draw:fill="none" draw:textarea-vertical-align="middle" fo:padding-bottom="0.5cm"/>
    </style:style>
    <style:style style:name="gr11" style:family="graphic" style:parent-style-name="objectwithoutfill">
      <style:graphic-properties draw:marker-end="Arrow" draw:marker-end-width="0.3cm" draw:fill="none" draw:textarea-vertical-align="middle" fo:padding-bottom="0.8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bottom"/>
    </style:style>
    <style:style style:name="gr14" style:family="graphic" style:parent-style-name="objectwithoutfill">
      <style:graphic-properties draw:marker-end="Arrow" draw:marker-end-width="0.3cm" draw:fill="none" draw:textarea-horizontal-align="right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horizontal-align="left" draw:textarea-vertical-align="middle"/>
    </style:style>
    <style:style style:name="gr16" style:family="graphic" style:parent-style-name="objectwithoutfill">
      <style:graphic-properties draw:marker-end="Arrow" draw:marker-end-width="0.3cm" draw:fill="none" draw:textarea-horizontal-align="center" draw:textarea-vertical-align="top" fo:padding-bottom="1.6cm"/>
    </style:style>
    <style:style style:name="P1" style:family="paragraph">
      <style:paragraph-properties fo:text-align="center"/>
    </style:style>
    <style:style style:name="P2" style:family="paragraph">
      <loext:graphic-properties draw:fill-color="#ffffcc"/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8pt" style:letter-kerning="true" style:font-name-asian="Droid Sans Fallback" style:font-size-asian="18pt" style:font-size-complex="18pt"/>
    </style:style>
    <style:style style:name="T2" style:family="text">
      <style:text-properties fo:font-size="1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.234cm" svg:height="0.744cm" svg:x="3.5cm" svg:y="2.401cm">
          <text:p text:style-name="P1"><text:span text:style-name="T1">Abfahrtssuch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.815cm" svg:height="0.744cm" svg:x="9.269cm" svg:y="2.401cm">
          <text:p text:style-name="P1"><text:span text:style-name="T2">Zugsuch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3cm" svg:height="0.799cm" svg:x="14cm" svg:y="2.401cm">
          <text:p text:style-name="P1"><text:span text:style-name="T2">Ankunftssuche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-0.699cm" svg:x1="5.617cm" svg:y1="2.401cm" svg:x2="16.15cm" svg:y2="2.401cm" draw:start-shape="id1" draw:start-glue-point="0" draw:end-shape="id2" svg:d="M5617 2401v-1201h10533v1201" svg:viewBox="0 0 10534 1202">
          <text:p text:style-name="P1"><text:span text:style-name="T3">Auf Tab klicken</text:span></text:p>
        </draw:connector>
        <draw:connector draw:style-name="gr5" draw:text-style-name="P4" draw:layer="layout" svg:x1="7.734cm" svg:y1="2.773cm" svg:x2="9.269cm" svg:y2="2.773cm" draw:start-shape="id1" draw:start-glue-point="1" draw:end-shape="id3" svg:d="M7734 2773h1535" svg:viewBox="0 0 1536 1">
          <text:p text:style-name="P1"><text:span text:style-name="T4">Auf Tab klicken</text:span></text:p>
        </draw:connector>
        <draw:connector draw:style-name="gr6" draw:text-style-name="P4" draw:layer="layout" svg:x1="12.084cm" svg:y1="2.773cm" svg:x2="14cm" svg:y2="2.8cm" draw:start-shape="id3" draw:start-glue-point="1" draw:end-shape="id2" draw:end-glue-point="3" svg:d="M12084 2773h958v27h958" svg:viewBox="0 0 1917 28">
          <text:p text:style-name="P1"><text:span text:style-name="T4">Auf Tab klicken</text:span></text:p>
        </draw:connector>
        <draw:custom-shape draw:style-name="gr7" draw:text-style-name="P2" xml:id="id4" draw:id="id4" draw:layer="layout" svg:width="3.216cm" svg:height="1.225cm" svg:x="3.384cm" svg:y="8.775cm">
          <text:p text:style-name="P1"><text:span text:style-name="T2">Ergebnisse</text:span></text:p>
          <text:p text:style-name="P1"><text:span text:style-name="T2">Abfahrten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5" draw:id="id5" draw:layer="layout" svg:width="4.653cm" svg:height="1.159cm" svg:x="6.9cm" svg:y="6.441cm">
          <text:p text:style-name="P1"><text:span text:style-name="T2">Zuglaufanzeig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6" draw:id="id6" draw:layer="layout" svg:width="3.187cm" svg:height="1.325cm" svg:x="14.1cm" svg:y="8.775cm">
          <text:p text:style-name="P1"><text:span text:style-name="T2">Ergebnisse</text:span></text:p>
          <text:p text:style-name="P1"><text:span text:style-name="T2">Ankünfte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5.617cm" svg:y1="3.145cm" svg:x2="4.992cm" svg:y2="8.775cm" draw:start-shape="id1" draw:start-glue-point="2" draw:end-shape="id4" draw:end-glue-point="0" svg:d="M5617 3145v2815h-625v2815" svg:viewBox="0 0 626 5631">
          <text:p text:style-name="P1"><text:span text:style-name="T5">Klick auf „Abfahrten anzeigen“</text:span></text:p>
        </draw:connector>
        <draw:connector draw:style-name="gr10" draw:text-style-name="P4" draw:layer="layout" svg:x1="10.676cm" svg:y1="3.145cm" svg:x2="9.226cm" svg:y2="6.441cm" draw:start-shape="id3" draw:start-glue-point="2" draw:end-shape="id5" svg:d="M10676 3145v1648h-1450v1648" svg:viewBox="0 0 1451 3297">
          <text:p text:style-name="P1"><text:span text:style-name="T5">Klick auf „Zuglauf anzeigen“</text:span></text:p>
        </draw:connector>
        <draw:connector draw:style-name="gr10" draw:text-style-name="P4" draw:layer="layout" svg:x1="16.15cm" svg:y1="3.2cm" svg:x2="15.693cm" svg:y2="8.775cm" draw:start-shape="id2" draw:start-glue-point="2" draw:end-shape="id6" svg:d="M16150 3200v2787h-457v2788" svg:viewBox="0 0 458 5576">
          <text:p text:style-name="P1"><text:span text:style-name="T5">Klick auf „Ankünfte anzeigen“</text:span></text:p>
        </draw:connector>
        <draw:connector draw:style-name="gr11" draw:text-style-name="P4" draw:layer="layout" svg:x1="6.6cm" svg:y1="9.387cm" svg:x2="6.9cm" svg:y2="7.02cm" draw:start-shape="id4" draw:start-glue-point="1" draw:end-shape="id5" draw:end-glue-point="3" svg:d="M6600 9387h501v-1200h-703v-1167h502" svg:viewBox="0 0 704 2368">
          <text:p text:style-name="P1"><text:span text:style-name="T5">Klick auf Zugnummer</text:span></text:p>
        </draw:connector>
        <draw:connector draw:style-name="gr12" draw:text-style-name="P4" draw:layer="layout" svg:x1="14.1cm" svg:y1="9.437cm" svg:x2="11.553cm" svg:y2="7.02cm" draw:start-shape="id6" draw:end-shape="id5" svg:d="M14100 9437h-1274v-2417h-1273" svg:viewBox="0 0 2548 2418">
          <text:p text:style-name="P1"><text:span text:style-name="T5">Klick auf Zugnummer</text:span></text:p>
        </draw:connector>
        <draw:connector draw:style-name="gr13" draw:text-style-name="P4" draw:layer="layout" draw:line-skew="0.2cm" svg:x1="9.226cm" svg:y1="7.6cm" svg:x2="4.992cm" svg:y2="10cm" draw:start-shape="id5" draw:start-glue-point="2" draw:end-shape="id4" draw:end-glue-point="2" svg:d="M9226 7600v3100h-4234v-700" svg:viewBox="0 0 4235 3101">
          <text:p text:style-name="P1"><text:span text:style-name="T5">Klick auf Bahnhof (default)</text:span></text:p>
        </draw:connector>
        <draw:connector draw:style-name="gr13" draw:text-style-name="P4" draw:layer="layout" draw:line-skew="0.082cm" svg:x1="9.226cm" svg:y1="7.6cm" svg:x2="15.693cm" svg:y2="10.1cm" draw:start-shape="id5" draw:start-glue-point="2" draw:end-shape="id6" draw:end-glue-point="2" svg:d="M9226 7600v3082h6467v-582" svg:viewBox="0 0 6468 3083">
          <text:p text:style-name="P1"><text:span text:style-name="T5">Klick auf Bahnhof</text:span></text:p>
          <text:p text:style-name="P1"><text:span text:style-name="T5">(wenn aus Ankunftsübersicht kommend)</text:span></text:p>
        </draw:connector>
        <draw:connector draw:style-name="gr14" draw:text-style-name="P4" draw:layer="layout" svg:x1="3.384cm" svg:y1="9.387cm" svg:x2="3.5cm" svg:y2="2.773cm" draw:start-shape="id4" draw:start-glue-point="3" draw:end-shape="id1" svg:d="M3384 9387h-501v-6614h617" svg:viewBox="0 0 618 6615">
          <text:p text:style-name="P1"><text:span text:style-name="T5">Klick auf Logo</text:span></text:p>
        </draw:connector>
        <draw:connector draw:style-name="gr15" draw:text-style-name="P4" draw:layer="layout" svg:x1="17.287cm" svg:y1="9.437cm" svg:x2="18.3cm" svg:y2="2.8cm" draw:start-shape="id6" draw:start-glue-point="1" draw:end-shape="id2" draw:end-glue-point="1" svg:d="M17287 9437h1514v-6637h-501" svg:viewBox="0 0 1515 6638">
          <text:p text:style-name="P1"><text:span text:style-name="T5">Klick auf Logo</text:span></text:p>
        </draw:connector>
        <draw:connector draw:style-name="gr16" draw:text-style-name="P4" draw:layer="layout" svg:x1="9.226cm" svg:y1="7.6cm" svg:x2="10.676cm" svg:y2="2.401cm" draw:start-shape="id5" draw:start-glue-point="2" draw:end-shape="id3" draw:end-glue-point="0" svg:d="M9226 7600v500h3358v-6200h-1908v501" svg:viewBox="0 0 3359 6201">
          <text:p text:style-name="P1"><text:span text:style-name="T5">Klick auf Logo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liver Schmidt</meta:initial-creator>
    <meta:creation-date>2015-10-31T21:21:23.201619878</meta:creation-date>
    <dc:date>2015-10-31T23:01:05.095824403</dc:date>
    <dc:creator>Oliver Schmidt</dc:creator>
    <meta:editing-duration>PT29M54S</meta:editing-duration>
    <meta:editing-cycles>10</meta:editing-cycles>
    <meta:generator>LibreOffice/4.4.5.2$Linux_X86_64 LibreOffice_project/40m0$Build-2</meta:generator>
    <meta:document-statistic meta:object-count="19"/>
  </office:meta>
</office:document-meta>
</file>